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sans-serif"/>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958cm"/>
    </style:style>
    <style:style style:name="Tabelle1.B" style:family="table-column">
      <style:table-column-properties style:column-width="1.586cm"/>
    </style:style>
    <style:style style:name="Tabelle1.C" style:family="table-column">
      <style:table-column-properties style:column-width="13.457cm"/>
    </style:style>
    <style:style style:name="Tabelle1.A1" style:family="table-cell">
      <style:table-cell-properties style:vertical-align="middle" fo:background-color="#ffffff" fo:padding="0.049cm" fo:border="none">
        <style:background-image/>
      </style:table-cell-properties>
    </style:style>
    <style:style style:name="Tabelle1.A2" style:family="table-cell">
      <style:table-cell-properties style:vertical-align="middle" fo:background-color="#f9f9f9" fo:padding="0.049cm" fo:border="none">
        <style:background-image/>
      </style:table-cell-properties>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2.568cm"/>
    </style:style>
    <style:style style:name="Tabelle2.B" style:family="table-column">
      <style:table-column-properties style:column-width="1.586cm"/>
    </style:style>
    <style:style style:name="Tabelle2.C" style:family="table-column">
      <style:table-column-properties style:column-width="12.846cm"/>
    </style:style>
    <style:style style:name="Tabelle2.A1" style:family="table-cell">
      <style:table-cell-properties style:vertical-align="middle" fo:background-color="#ffffff" fo:padding="0.049cm" fo:border="none">
        <style:background-image/>
      </style:table-cell-properties>
    </style:style>
    <style:style style:name="Tabelle2.A2" style:family="table-cell">
      <style:table-cell-properties style:vertical-align="middle" fo:background-color="#f9f9f9" fo:padding="0.049cm" fo:border="none">
        <style:background-image/>
      </style:table-cell-properties>
    </style:style>
    <style:style style:name="P1" style:family="paragraph" style:parent-style-name="Heading_20_3">
      <style:paragraph-properties fo:margin-left="0cm" fo:margin-right="0cm" fo:margin-top="0.556cm" fo:margin-bottom="0.099cm" fo:line-height="170%" fo:text-align="start" style:justify-single-word="false" fo:orphans="2" fo:widows="2" fo:text-indent="0cm" style:auto-text-indent="false" fo:padding="0cm" fo:border="none"/>
      <style:text-properties fo:font-variant="normal" fo:text-transform="none" fo:color="#2e3d49" style:font-name="Open Sans" fo:font-size="10.1499996185303pt" fo:letter-spacing="normal" fo:font-style="normal" fo:font-weight="bold"/>
    </style:style>
    <style:style style:name="P2" style:family="paragraph" style:parent-style-name="Heading_20_2">
      <style:paragraph-properties fo:margin-left="0cm" fo:margin-right="0cm" fo:margin-top="0.714cm" fo:margin-bottom="0.099cm" fo:line-height="170%" fo:text-align="start" style:justify-single-word="false" fo:orphans="2" fo:widows="2" fo:text-indent="0cm" style:auto-text-indent="false" fo:padding="0cm" fo:border="none"/>
      <style:text-properties fo:font-variant="normal" fo:text-transform="none" fo:color="#2e3d49" style:font-name="Open Sans" fo:font-size="11.25pt" fo:letter-spacing="normal" fo:font-style="normal" fo:font-weight="bold"/>
    </style:style>
    <style:style style:name="P3" style:family="paragraph" style:parent-style-name="Heading_20_1">
      <style:paragraph-properties fo:margin-left="0cm" fo:margin-right="0cm" fo:margin-top="0.794cm" fo:margin-bottom="0.099cm" fo:line-height="170%" fo:text-align="start" style:justify-single-word="false" fo:orphans="2" fo:widows="2" fo:text-indent="0cm" style:auto-text-indent="false" fo:padding="0cm" fo:border="none"/>
      <style:text-properties fo:font-variant="normal" fo:text-transform="none" fo:color="#2e3d49" style:font-name="Open Sans" fo:font-size="13.5pt" fo:letter-spacing="normal" fo:font-style="normal" fo:font-weight="bold"/>
    </style:style>
    <style:style style:name="P4" style:family="paragraph" style:parent-style-name="Table_20_Contents">
      <style:paragraph-properties fo:margin-left="0cm" fo:margin-right="0cm" fo:margin-top="0cm" fo:margin-bottom="0cm" fo:line-height="142%" fo:text-indent="0cm" style:auto-text-indent="false" fo:padding="0.049cm" fo:border="0.002cm solid #b4b9bd"/>
    </style:style>
    <style:style style:name="P5" style:family="paragraph" style:parent-style-name="Text_20_body">
      <style:paragraph-properties fo:margin-left="0cm" fo:margin-right="0cm" fo:margin-top="0cm" fo:margin-bottom="0cm" fo:line-height="137%" fo:text-align="start" style:justify-single-word="false" fo:orphans="2" fo:widows="2" fo:text-indent="0cm" style:auto-text-indent="false" fo:padding="0.049cm" fo:border="0.002cm solid #b4b9bd"/>
    </style:style>
    <style:style style:name="P6" style:family="paragraph" style:parent-style-name="Text_20_body">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7" style:family="paragraph" style:parent-style-name="Text_20_body">
      <style:paragraph-properties fo:margin-left="0cm" fo:margin-right="0cm" fo:margin-top="0cm" fo:margin-bottom="0cm" fo:line-height="170%"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298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9" style:family="paragraph" style:parent-style-name="Heading_20_1">
      <style:text-properties fo:font-variant="normal" fo:text-transform="none" fo:color="#2e3d49" style:font-name="Open Sans" fo:font-size="13.5pt" fo:letter-spacing="normal" fo:font-style="normal" fo:font-weight="bold"/>
    </style:style>
    <style:style style:name="P10" style:family="paragraph" style:parent-style-name="Table_20_Contents">
      <style:paragraph-properties fo:line-height="142%" fo:padding-left="0cm" fo:padding-right="0cm" fo:padding-top="0.159cm" fo:padding-bottom="0cm" fo:border-left="none" fo:border-right="none" fo:border-top="0.002cm solid #dddddd" fo:border-bottom="none"/>
    </style:style>
    <style:style style:name="P11" style:family="paragraph" style:parent-style-name="Table_20_Heading">
      <style:paragraph-properties fo:line-height="142%" fo:text-align="start" style:justify-single-word="false" fo:padding-left="0cm" fo:padding-right="0cm" fo:padding-top="0.159cm" fo:padding-bottom="0.159cm" fo:border-left="none" fo:border-right="none" fo:border-top="0.002cm solid #dddddd" fo:border-bottom="0.035cm solid #dddddd"/>
    </style:style>
    <style:style style:name="P12" style:family="paragraph" style:parent-style-name="Quotations">
      <style:paragraph-properties fo:margin-left="1cm" fo:margin-right="1cm" fo:margin-top="0cm" fo:margin-bottom="0cm" fo:line-height="170%" fo:text-align="start" style:justify-single-word="false" fo:orphans="2" fo:widows="2" fo:text-indent="0cm" style:auto-text-indent="false" fo:padding="0cm" fo:border="none"/>
    </style:style>
    <style:style style:name="P13" style:family="paragraph" style:parent-style-name="Quotations">
      <style:paragraph-properties fo:margin-left="1cm" fo:margin-right="1cm" fo:margin-top="0cm" fo:margin-bottom="0cm" fo:line-height="137%" fo:text-align="start" style:justify-single-word="false" fo:orphans="2" fo:widows="2" fo:text-indent="0cm" style:auto-text-indent="false" fo:padding="0.049cm" fo:border="0.002cm solid #b4b9bd"/>
    </style:style>
    <style:style style:name="P14" style:family="paragraph" style:parent-style-name="Quotations">
      <style:paragraph-properties fo:margin-left="1cm" fo:margin-right="1cm" fo:margin-top="0cm" fo:margin-bottom="0.298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italic" fo:font-weight="normal"/>
    </style:style>
    <style:style style:name="P15" style:family="paragraph" style:parent-style-name="Standard" style:list-style-name="L7"/>
    <style:style style:name="P16" style:family="paragraph" style:parent-style-name="Text_20_body" style:list-style-name="L1">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17" style:family="paragraph" style:parent-style-name="Text_20_body" style:list-style-name="L2">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18" style:family="paragraph" style:parent-style-name="Text_20_body" style:list-style-name="L3">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19" style:family="paragraph" style:parent-style-name="Text_20_body" style:list-style-name="L6">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8.44999980926514pt" fo:letter-spacing="normal" fo:font-style="normal" fo:font-weight="normal"/>
    </style:style>
    <style:style style:name="P20" style:family="paragraph" style:parent-style-name="Text_20_body" style:list-style-name="L4">
      <style:paragraph-properties fo:margin-left="0cm" fo:margin-right="0cm" fo:margin-top="0cm" fo:margin-bottom="0cm" fo:line-height="170%" fo:text-align="start" style:justify-single-word="false" fo:orphans="2" fo:widows="2" fo:text-indent="0cm" style:auto-text-indent="false" fo:padding="0cm" fo:border="none"/>
    </style:style>
    <style:style style:name="P21" style:family="paragraph" style:parent-style-name="Text_20_body" style:list-style-name="L5">
      <style:paragraph-properties fo:margin-left="0cm" fo:margin-right="0cm" fo:margin-top="0cm" fo:margin-bottom="0cm" fo:line-height="170%" fo:text-align="start" style:justify-single-word="false" fo:orphans="2" fo:widows="2" fo:text-indent="0cm" style:auto-text-indent="false" fo:padding="0cm" fo:border="none"/>
    </style:style>
    <style:style style:name="P22" style:family="paragraph" style:parent-style-name="Text_20_body" style:list-style-name="L4">
      <style:paragraph-properties fo:margin-left="0cm" fo:margin-right="0cm" fo:margin-top="0cm" fo:margin-bottom="0cm" fo:line-height="170%" fo:text-align="start" style:justify-single-word="false" fo:orphans="2" fo:widows="2" fo:text-indent="0cm" style:auto-text-indent="false" fo:padding="0.049cm" fo:border="0.002cm solid #b4b9bd"/>
    </style:style>
    <style:style style:name="T1" style:family="text">
      <style:text-properties fo:color="#017a9b" style:text-line-through-style="none" style:text-underline-style="none" style:text-blinking="false"/>
    </style:style>
    <style:style style:name="T2" style:family="text">
      <style:text-properties fo:font-variant="normal" fo:text-transform="none" fo:color="#4f4f4f" style:font-name="Open Sans" fo:font-size="8.44999980926514pt" fo:letter-spacing="normal" fo:font-style="normal" fo:font-weight="normal"/>
    </style:style>
    <style:style style:name="T3" style:family="text">
      <style:text-properties fo:font-variant="normal" fo:text-transform="none" fo:color="#4f4f4f" style:font-name="Open Sans" fo:font-size="8.44999980926514pt" fo:letter-spacing="normal" fo:font-style="normal" fo:font-weight="bold"/>
    </style:style>
    <style:style style:name="T4" style:family="text">
      <style:text-properties fo:font-variant="normal" fo:text-transform="none" fo:color="#4f4f4f" style:font-name="Open Sans" fo:font-size="8.44999980926514pt" fo:letter-spacing="normal" fo:font-style="italic" fo:font-weight="normal"/>
    </style:style>
    <style:style style:name="T5" style:family="text">
      <style:text-properties fo:font-variant="normal" fo:text-transform="none" fo:color="#4f4f4f" style:font-name="Open Sans" fo:font-size="8.44999980926514pt" fo:letter-spacing="normal" fo:font-style="italic" fo:font-weight="bold"/>
    </style:style>
    <style:style style:name="T6" style:family="text">
      <style:text-properties fo:font-variant="normal" fo:text-transform="none" fo:color="#017a9b" style:text-line-through-style="none" style:font-name="Open Sans" fo:font-size="8.44999980926514pt" fo:letter-spacing="normal" fo:font-style="normal" style:text-underline-style="none" fo:font-weight="normal" style:text-blinking="false"/>
    </style:style>
    <style:style style:name="T7" style:family="text">
      <style:text-properties fo:font-variant="normal" fo:text-transform="none" fo:color="#0f2b3d" style:font-name="monospace" fo:font-size="8.44999980926514pt" fo:letter-spacing="normal" fo:font-style="normal" fo:font-weight="normal" fo:background-color="#f7f7f8"/>
    </style:style>
    <style:style style:name="T8" style:family="text">
      <style:text-properties fo:font-variant="normal" fo:text-transform="none" fo:color="#0f2b3d" style:font-name="monospace" fo:font-size="8.44999980926514pt" fo:letter-spacing="normal" fo:font-style="italic" fo:font-weight="normal" fo:background-color="#f7f7f8"/>
    </style:style>
    <style:style style:name="T9" style:family="text">
      <style:text-properties fo:color="#0f2b3d" style:font-name="monospace" fo:background-color="#f7f7f8"/>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project-overview"/>Project Overview</text:h>
      <text:p text:style-name="P8">This optional project is not required for graduation, but it will help you practice and further solidify your React &amp; Redux skills. It's a challenging project, but we know you're up for the challenge!</text:p>
      <text:p text:style-name="P8">For this project, you will build a content and comment web app. Users will be able to post content to predefined categories, comment on their posts and other users' posts, and vote on posts and comments. Users will also be able to edit and delete posts and comments.</text:p>
      <text:h text:style-name="P2" text:outline-level="2"><text:bookmark text:name="why-this-project-"/>Why this project?</text:h>
      <text:p text:style-name="P6">This content and comment structure is common across a large number of websites and applications, from news sites to blogs to aggregators like Hacker News and Reddit. By building this project, you will gain an understanding of how Redux can function in a standard type of application.</text:p>
      <text:h text:style-name="P3" text:outline-level="1"><text:bookmark text:name="specification"/>Specification</text:h>
      <text:p text:style-name="P7"><text:span text:style-name="T2">You will start with a </text:span><text:a xlink:type="simple" xlink:href="https://github.com/udacity/reactnd-project-readable-starter" office:target-frame-name="_blank" xlink:show="new" text:style-name="Internet_20_link" text:visited-style-name="Visited_20_Internet_20_Link"><text:span text:style-name="T6">local backend development server</text:span></text:a><text:span text:style-name="T2">. The server is built in Node, but it is very simple. You won't need to edit the server code; instead, your code will talk to the server using documented API endpoints. You can use the server's endpoints to manage storing, reading, updating, and deleting data for your application.</text:span></text:p>
      <text:p text:style-name="P6">Using this server, you will build a React/Redux front end for the application. The specification provided below is the minimum required for this project. You may extend your project however you like, however, as long as the minimum specification is met.</text:p>
      <text:h text:style-name="P2" text:outline-level="2"><text:bookmark text:name="data"/>Data</text:h>
      <text:p text:style-name="P8">There are three types of objects stored on the server:</text:p>
      <text:list xml:id="list5561688319535934374" text:style-name="L1">
        <text:list-item>
          <text:p text:style-name="P16">Categories</text:p>
        </text:list-item>
        <text:list-item>
          <text:p text:style-name="P16">Posts</text:p>
        </text:list-item>
        <text:list-item>
          <text:p text:style-name="P16">Comments</text:p>
        </text:list-item>
      </text:list>
      <text:h text:style-name="P1" text:outline-level="3"><text:bookmark text:name="categories"/>Categories</text:h>
      <text:p text:style-name="P5"><text:span text:style-name="T2">The server supports a small, fixed number of categories that users can put posts into. Categories are simple objects containing a name and a URL path (usually the same string). The server does not have methods for creating/modifying/deleting these categories. If you wish to add to the categories for your app, simply add your desired object to the Array in </text:span><text:span text:style-name="Source_20_Text"><text:span text:style-name="T7">categories.js</text:span></text:span><text:span text:style-name="T2"> in the provided server.</text:span></text:p>
      <text:h text:style-name="P1" text:outline-level="3"><text:bookmark text:name="posts"/>Posts</text:h>
      <text:p text:style-name="P8">Posts are the building blocks of your application. Posts include:</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1">Attribute</text:p>
            </table:table-cell>
            <table:table-cell table:style-name="Tabelle1.A1" office:value-type="string">
              <text:p text:style-name="P11">Type</text:p>
            </table:table-cell>
            <table:table-cell table:style-name="Tabelle1.A1" office:value-type="string">
              <text:p text:style-name="P11">Description</text:p>
            </table:table-cell>
          </table:table-row>
        </table:table-header-rows>
        <table:table-row>
          <table:table-cell table:style-name="Tabelle1.A2" office:value-type="string">
            <text:p text:style-name="P10">id</text:p>
          </table:table-cell>
          <table:table-cell table:style-name="Tabelle1.A2" office:value-type="string">
            <text:p text:style-name="P10">String</text:p>
          </table:table-cell>
          <table:table-cell table:style-name="Tabelle1.A2" office:value-type="string">
            <text:p text:style-name="P10">Unique identifier</text:p>
          </table:table-cell>
        </table:table-row>
        <table:table-row>
          <table:table-cell table:style-name="Tabelle1.A1" office:value-type="string">
            <text:p text:style-name="P10">timestamp</text:p>
          </table:table-cell>
          <table:table-cell table:style-name="Tabelle1.A1" office:value-type="string">
            <text:p text:style-name="P10">Integer</text:p>
          </table:table-cell>
          <table:table-cell table:style-name="Tabelle1.A1" office:value-type="string">
            <text:p text:style-name="P4">Time created - default data tracks this in <text:a xlink:type="simple" xlink:href="https://en.wikipedia.org/wiki/Unix_time" office:target-frame-name="_blank" xlink:show="new" text:style-name="Internet_20_link" text:visited-style-name="Visited_20_Internet_20_Link"><text:span text:style-name="T1">Unix time</text:span></text:a>. You can use <text:span text:style-name="Source_20_Text"><text:span text:style-name="T9">Date.now()</text:span></text:span> to get this number</text:p>
          </table:table-cell>
        </table:table-row>
        <table:table-row>
          <table:table-cell table:style-name="Tabelle1.A2" office:value-type="string">
            <text:p text:style-name="P10">title</text:p>
          </table:table-cell>
          <table:table-cell table:style-name="Tabelle1.A2" office:value-type="string">
            <text:p text:style-name="P10">String</text:p>
          </table:table-cell>
          <table:table-cell table:style-name="Tabelle1.A2" office:value-type="string">
            <text:p text:style-name="P10">Post title</text:p>
          </table:table-cell>
        </table:table-row>
        <table:table-row>
          <table:table-cell table:style-name="Tabelle1.A1" office:value-type="string">
            <text:p text:style-name="P10">body</text:p>
          </table:table-cell>
          <table:table-cell table:style-name="Tabelle1.A1" office:value-type="string">
            <text:p text:style-name="P10">String</text:p>
          </table:table-cell>
          <table:table-cell table:style-name="Tabelle1.A1" office:value-type="string">
            <text:p text:style-name="P10">Post body</text:p>
          </table:table-cell>
        </table:table-row>
        <text:soft-page-break/>
        <table:table-row>
          <table:table-cell table:style-name="Tabelle1.A2" office:value-type="string">
            <text:p text:style-name="P10">author</text:p>
          </table:table-cell>
          <table:table-cell table:style-name="Tabelle1.A2" office:value-type="string">
            <text:p text:style-name="P10">String</text:p>
          </table:table-cell>
          <table:table-cell table:style-name="Tabelle1.A2" office:value-type="string">
            <text:p text:style-name="P10">Post author</text:p>
          </table:table-cell>
        </table:table-row>
        <table:table-row>
          <table:table-cell table:style-name="Tabelle1.A1" office:value-type="string">
            <text:p text:style-name="P10">category</text:p>
          </table:table-cell>
          <table:table-cell table:style-name="Tabelle1.A1" office:value-type="string">
            <text:p text:style-name="P10">String</text:p>
          </table:table-cell>
          <table:table-cell table:style-name="Tabelle1.A1" office:value-type="string">
            <text:p text:style-name="P10">Should be one of the categories provided by the server</text:p>
          </table:table-cell>
        </table:table-row>
        <table:table-row>
          <table:table-cell table:style-name="Tabelle1.A2" office:value-type="string">
            <text:p text:style-name="P10">voteScore</text:p>
          </table:table-cell>
          <table:table-cell table:style-name="Tabelle1.A2" office:value-type="string">
            <text:p text:style-name="P10">Integer</text:p>
          </table:table-cell>
          <table:table-cell table:style-name="Tabelle1.A2" office:value-type="string">
            <text:p text:style-name="P10">Net votes the post has received (default: 1)</text:p>
          </table:table-cell>
        </table:table-row>
        <table:table-row>
          <table:table-cell table:style-name="Tabelle1.A1" office:value-type="string">
            <text:p text:style-name="P10">deleted</text:p>
          </table:table-cell>
          <table:table-cell table:style-name="Tabelle1.A1" office:value-type="string">
            <text:p text:style-name="P10">Boolean</text:p>
          </table:table-cell>
          <table:table-cell table:style-name="Tabelle1.A1" office:value-type="string">
            <text:p text:style-name="P10">Flag if post has been 'deleted' (inaccessible by the front end), (default: false)</text:p>
          </table:table-cell>
        </table:table-row>
      </table:table>
      <text:h text:style-name="P1" text:outline-level="3"><text:bookmark text:name="comments"/>Comments</text:h>
      <text:p text:style-name="P8">Comments are attached to parent posts. They includ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1">Attribute</text:p>
            </table:table-cell>
            <table:table-cell table:style-name="Tabelle2.A1" office:value-type="string">
              <text:p text:style-name="P11">Type</text:p>
            </table:table-cell>
            <table:table-cell table:style-name="Tabelle2.A1" office:value-type="string">
              <text:p text:style-name="P11">Description</text:p>
            </table:table-cell>
          </table:table-row>
        </table:table-header-rows>
        <table:table-row>
          <table:table-cell table:style-name="Tabelle2.A2" office:value-type="string">
            <text:p text:style-name="P10">id</text:p>
          </table:table-cell>
          <table:table-cell table:style-name="Tabelle2.A2" office:value-type="string">
            <text:p text:style-name="P10">String</text:p>
          </table:table-cell>
          <table:table-cell table:style-name="Tabelle2.A2" office:value-type="string">
            <text:p text:style-name="P10">Unique identifier</text:p>
          </table:table-cell>
        </table:table-row>
        <table:table-row>
          <table:table-cell table:style-name="Tabelle2.A1" office:value-type="string">
            <text:p text:style-name="P10">parentId</text:p>
          </table:table-cell>
          <table:table-cell table:style-name="Tabelle2.A1" office:value-type="string">
            <text:p text:style-name="P10">String</text:p>
          </table:table-cell>
          <table:table-cell table:style-name="Tabelle2.A1" office:value-type="string">
            <text:p text:style-name="P10">id of the parent post</text:p>
          </table:table-cell>
        </table:table-row>
        <table:table-row>
          <table:table-cell table:style-name="Tabelle2.A2" office:value-type="string">
            <text:p text:style-name="P10">timestamp</text:p>
          </table:table-cell>
          <table:table-cell table:style-name="Tabelle2.A2" office:value-type="string">
            <text:p text:style-name="P10">Integer</text:p>
          </table:table-cell>
          <table:table-cell table:style-name="Tabelle2.A2" office:value-type="string">
            <text:p text:style-name="P4">Time created - default data tracks this in <text:a xlink:type="simple" xlink:href="https://en.wikipedia.org/wiki/Unix_time" office:target-frame-name="_blank" xlink:show="new" text:style-name="Internet_20_link" text:visited-style-name="Visited_20_Internet_20_Link"><text:span text:style-name="T1">Unix time</text:span></text:a>. You can use <text:span text:style-name="Source_20_Text"><text:span text:style-name="T9">Date.now()</text:span></text:span> to get this number</text:p>
          </table:table-cell>
        </table:table-row>
        <table:table-row>
          <table:table-cell table:style-name="Tabelle2.A1" office:value-type="string">
            <text:p text:style-name="P10">body</text:p>
          </table:table-cell>
          <table:table-cell table:style-name="Tabelle2.A1" office:value-type="string">
            <text:p text:style-name="P10">String</text:p>
          </table:table-cell>
          <table:table-cell table:style-name="Tabelle2.A1" office:value-type="string">
            <text:p text:style-name="P10">Comment body</text:p>
          </table:table-cell>
        </table:table-row>
        <table:table-row>
          <table:table-cell table:style-name="Tabelle2.A2" office:value-type="string">
            <text:p text:style-name="P10">author</text:p>
          </table:table-cell>
          <table:table-cell table:style-name="Tabelle2.A2" office:value-type="string">
            <text:p text:style-name="P10">String</text:p>
          </table:table-cell>
          <table:table-cell table:style-name="Tabelle2.A2" office:value-type="string">
            <text:p text:style-name="P10">Comment author</text:p>
          </table:table-cell>
        </table:table-row>
        <table:table-row>
          <table:table-cell table:style-name="Tabelle2.A1" office:value-type="string">
            <text:p text:style-name="P10">voteScore</text:p>
          </table:table-cell>
          <table:table-cell table:style-name="Tabelle2.A1" office:value-type="string">
            <text:p text:style-name="P10">Integer</text:p>
          </table:table-cell>
          <table:table-cell table:style-name="Tabelle2.A1" office:value-type="string">
            <text:p text:style-name="P10">Net votes the comment has received (default: 1)</text:p>
          </table:table-cell>
        </table:table-row>
        <table:table-row>
          <table:table-cell table:style-name="Tabelle2.A2" office:value-type="string">
            <text:p text:style-name="P10">deleted</text:p>
          </table:table-cell>
          <table:table-cell table:style-name="Tabelle2.A2" office:value-type="string">
            <text:p text:style-name="P10">Boolean</text:p>
          </table:table-cell>
          <table:table-cell table:style-name="Tabelle2.A2" office:value-type="string">
            <text:p text:style-name="P10">Flag if comment has been 'deleted' (inaccessible by the front end), (default: false)</text:p>
          </table:table-cell>
        </table:table-row>
        <table:table-row>
          <table:table-cell table:style-name="Tabelle2.A1" office:value-type="string">
            <text:p text:style-name="P10">parentDeleted</text:p>
          </table:table-cell>
          <table:table-cell table:style-name="Tabelle2.A1" office:value-type="string">
            <text:p text:style-name="P10">Boolean</text:p>
          </table:table-cell>
          <table:table-cell table:style-name="Tabelle2.A1" office:value-type="string">
            <text:p text:style-name="P10">Flag for when the the parent post was deleted, but the comment itself was not.</text:p>
          </table:table-cell>
        </table:table-row>
      </table:table>
      <text:p text:style-name="P14">This application is anonymous, with _no_ authentication or authorization. There are no user objects, and comments and posts accept any username/name for creation and editing.</text:p>
      <text:p text:style-name="P12"><text:span text:style-name="T4">The server is </text:span><text:span text:style-name="Emphasis"><text:span text:style-name="T4">very</text:span></text:span><text:span text:style-name="T4"> light weight. It performs </text:span><text:span text:style-name="Emphasis"><text:span text:style-name="T4">zero</text:span></text:span><text:span text:style-name="T4"> data validation to enforce the above data types. Make sure you are using the correct types when sending requests to the server.</text:span></text:p>
      <text:h text:style-name="P2" text:outline-level="2"><text:bookmark text:name="views"/>Views</text:h>
      <text:p text:style-name="P8">Your application should have, at a minimum, four views:</text:p>
      <text:list xml:id="list51156202988993683" text:style-name="L2">
        <text:list-item>
          <text:p text:style-name="P17">Default (Root)</text:p>
          <text:list>
            <text:list-item>
              <text:p text:style-name="P17">should list all available categories, which should link to a category view for that category</text:p>
            </text:list-item>
            <text:list-item>
              <text:p text:style-name="P17">should list all of the posts</text:p>
            </text:list-item>
            <text:list-item>
              <text:p text:style-name="P17">should have a control for changing the sort method for the list, including at minimum, order by voteScore and order by timestamp</text:p>
            </text:list-item>
            <text:list-item>
              <text:p text:style-name="P17">should have a control for adding a new post</text:p>
            </text:list-item>
          </text:list>
        </text:list-item>
        <text:list-item>
          <text:p text:style-name="P17">Category View</text:p>
          <text:list>
            <text:list-item>
              <text:p text:style-name="P17">identical to the default view, but filtered to only include posts with the selected category</text:p>
            </text:list-item>
          </text:list>
        </text:list-item>
        <text:list-item>
          <text:p text:style-name="P17">Post Detail View</text:p>
          <text:list>
            <text:list-item>
              <text:p text:style-name="P17">should show the details of a post, including: Title, Body, Author, timestamp (in user readable format), and vote score</text:p>
            </text:list-item>
            <text:list-item>
              <text:p text:style-name="P17">should list all of the comments for that post</text:p>
            </text:list-item>
            <text:list-item>
              <text:p text:style-name="P17"><text:soft-page-break/>should have controls to edit or delete the post</text:p>
            </text:list-item>
            <text:list-item>
              <text:p text:style-name="P17">should have a control to add a new comment.</text:p>
            </text:list-item>
            <text:list-item>
              <text:p text:style-name="P17">implement comment form however you want (inline, modal, etc.)</text:p>
            </text:list-item>
            <text:list-item>
              <text:p text:style-name="P17">comments should also have controls for editing or deleting</text:p>
            </text:list-item>
          </text:list>
        </text:list-item>
        <text:list-item>
          <text:p text:style-name="P17">Create/Edit View</text:p>
          <text:list>
            <text:list-item>
              <text:p text:style-name="P17">should have a form to create new post or edit existing posts</text:p>
            </text:list-item>
            <text:list-item>
              <text:p text:style-name="P17">when editing, existing data should be populated in the form</text:p>
            </text:list-item>
          </text:list>
        </text:list-item>
      </text:list>
      <text:p text:style-name="P12"><text:span text:style-name="Strong_20_Emphasis"><text:span text:style-name="T5">Post/Comment UI</text:span></text:span></text:p>
      <text:p text:style-name="P13"><text:span text:style-name="T4">Posts and comments, in all views where they are displayed, should display their current score and should have controls to increment or decrement the </text:span><text:span text:style-name="Source_20_Text"><text:span text:style-name="T8">voteScore</text:span></text:span><text:span text:style-name="T4"> for the object. Posts should display the number of comments associated with the post.</text:span></text:p>
      <text:p text:style-name="Standard"/>
      <text:h text:style-name="P9" text:outline-level="1"><text:bookmark text:name="getting-started"/>Getting Started</text:h>
      <text:p text:style-name="P7"><text:span text:style-name="T2">We have built a </text:span><text:a xlink:type="simple" xlink:href="https://github.com/udacity/reactnd-project-readable-starter" office:target-frame-name="_blank" xlink:show="new" text:style-name="Internet_20_link" text:visited-style-name="Visited_20_Internet_20_Link"><text:span text:style-name="T6">local backend development server</text:span></text:a><text:span text:style-name="T2"> that your frontend will communicate with. The server is built in Node, but it is very simple. </text:span><text:span text:style-name="Emphasis"><text:span text:style-name="T4">You will not need to edit the server code</text:span></text:span><text:span text:style-name="T2">; instead, your frontend code will talk to the server using documented API endpoints. You can use the server's endpoints to manage storing, reading, updating, and deleting data for your application. We're providing you the backend server, but the frontend portion of the project you'll be developing from scratch, yourself!</text:span></text:p>
      <text:p text:style-name="P8">You have a few options to start developing this project:</text:p>
      <text:list xml:id="list5568180663762624368" text:style-name="L3">
        <text:list-item>
          <text:p text:style-name="P18">using your preconfigured Workspace</text:p>
        </text:list-item>
        <text:list-item>
          <text:p text:style-name="P18">working locally on your own computer</text:p>
        </text:list-item>
      </text:list>
      <text:p text:style-name="P8">Your Workspace is a development environment integrated into the Udacity Classroom and comes preconfigured with the Readable project's backend server and a pre-scaffolded frontend using Create React App. You can both develop your entire in your Workspace as well as submit your project to be reviewed. For more information about your Workspace, check out the Project Workspace Info page.</text:p>
      <text:p text:style-name="P8">If you'd like to work locally on your own computer:</text:p>
      <text:list xml:id="list7696059321546199586" text:style-name="L4">
        <text:list-item>
          <text:p text:style-name="P20"><text:span text:style-name="T2">Download or fork and clone the </text:span><text:a xlink:type="simple" xlink:href="https://github.com/udacity/reactnd-project-readable-starter" office:target-frame-name="_blank" xlink:show="new" text:style-name="Internet_20_link" text:visited-style-name="Visited_20_Internet_20_Link"><text:span text:style-name="T6">starter server repository</text:span></text:a></text:p>
        </text:list-item>
        <text:list-item>
          <text:p text:style-name="P22"><text:span text:style-name="T2">Install the requirements from the included </text:span><text:span text:style-name="Source_20_Text"><text:span text:style-name="T7">package.json</text:span></text:span><text:span text:style-name="T2"> file: </text:span><text:span text:style-name="Source_20_Text"><text:span text:style-name="T7">npm install</text:span></text:span></text:p>
        </text:list-item>
        <text:list-item>
          <text:p text:style-name="P22"><text:span text:style-name="T2">Start the server with </text:span><text:span text:style-name="Source_20_Text"><text:span text:style-name="T7">node server</text:span></text:span></text:p>
        </text:list-item>
        <text:list-item>
          <text:p text:style-name="P22"><text:span text:style-name="T2">You can find the API documentation for the server in the </text:span><text:a xlink:type="simple" xlink:href="https://github.com/udacity/reactnd-project-readable-starter/blob/master/README.md" office:target-frame-name="_blank" xlink:show="new" text:style-name="Internet_20_link" text:visited-style-name="Visited_20_Internet_20_Link"><text:span text:style-name="T6">README</text:span></text:a><text:span text:style-name="T2">, or by sending a </text:span><text:span text:style-name="Source_20_Text"><text:span text:style-name="T7">GET</text:span></text:span><text:span text:style-name="T2"> request to the server root while it's running.</text:span></text:p>
        </text:list-item>
        <text:list-item>
          <text:p text:style-name="P22"><text:span text:style-name="T2">In a separate folder, develop your Readable app. You can use </text:span><text:a xlink:type="simple" xlink:href="https://github.com/facebookincubator/create-react-app" office:target-frame-name="_blank" xlink:show="new" text:style-name="Internet_20_link" text:visited-style-name="Visited_20_Internet_20_Link"><text:span text:style-name="T6">Create React App</text:span></text:a><text:span text:style-name="T2"> to bootstrap your application, or you can install and configure React, Webpack and Babel on your own. Remember to install </text:span><text:span text:style-name="Source_20_Text"><text:span text:style-name="T7">redux</text:span></text:span><text:span text:style-name="T2"> and </text:span><text:span text:style-name="Source_20_Text"><text:span text:style-name="T7">react-redux</text:span></text:span><text:span text:style-name="T2"> as well.</text:span></text:p>
        </text:list-item>
      </text:list>
      <text:h text:style-name="P3" text:outline-level="1"><text:bookmark text:name="specific-requirements"/>Specific Requirements</text:h>
      <text:p text:style-name="P5"><text:span text:style-name="Strong_20_Emphasis"><text:span text:style-name="T3">Use React to build your application UI.</text:span></text:span><text:span text:style-name="T2"> Remember that composition is key. It’s rarely a mistake to break a component into smaller pieces. Look for opportunities to reuse your components. We recommend using </text:span><text:span text:style-name="Source_20_Text"><text:span text:style-name="T7">create-react-app</text:span></text:span><text:span text:style-name="T2"> to bootstrap your project, but it is not required for this project.</text:span></text:p>
      <text:p text:style-name="P8">While the focus (and specification) of this project is based on functionality, rather than styling, please ensure that your app is presentable and easy to navigate.</text:p>
      <text:p text:style-name="P7"><text:soft-page-break/><text:span text:style-name="Strong_20_Emphasis"><text:span text:style-name="T3">Use Redux to manage your application state.</text:span></text:span><text:span text:style-name="T2"> This includes all user actions and responses from the API server. You may use component state to handle form input fields and controlled components. Otherwise, the rest of the state for your application should be controlled by your reducers.</text:span></text:p>
      <text:h text:style-name="P3" text:outline-level="1"><text:bookmark text:name="how-will-this-project-be-evaluated-"/>How will this project be evaluated?</text:h>
      <text:p text:style-name="P7"><text:span text:style-name="T2">Your project will be evaluated by a Udacity Code Reviewer according to the </text:span><text:a xlink:type="simple" xlink:href="https://review.udacity.com/#!/rubrics/1017/view" office:target-frame-name="_blank" xlink:show="new" text:style-name="Internet_20_link" text:visited-style-name="Visited_20_Internet_20_Link"><text:span text:style-name="T6">rubric</text:span></text:a><text:span text:style-name="T2">. Please be sure to review it thoroughly before you submit your project.</text:span></text:p>
      <text:p text:style-name="P6">The project rubric is your source of truth while building this project. Save it to your browser bookmarks so you can access it easily!</text:p>
      <text:h text:style-name="P3" text:outline-level="1"><text:bookmark text:name="submission-instructions"/>Submission Instructions</text:h>
      <text:p text:style-name="P8">Before submitting, please verify that your project:</text:p>
      <text:list xml:id="list8181116924194479181" text:style-name="L5">
        <text:list-item>
          <text:p text:style-name="P21"><text:span text:style-name="T2">meets specification according to the project </text:span><text:a xlink:type="simple" xlink:href="https://review.udacity.com/#!/rubrics/1017/view" office:target-frame-name="_blank" xlink:show="new" text:style-name="Internet_20_link" text:visited-style-name="Visited_20_Internet_20_Link"><text:span text:style-name="T6">rubric</text:span></text:a><text:span text:style-name="T2">.</text:span></text:p>
        </text:list-item>
        <text:list-item>
          <text:p text:style-name="P21"><text:span text:style-name="T2">adheres to our </text:span><text:a xlink:type="simple" xlink:href="http://udacity.github.io/frontend-nanodegree-styleguide/index.html" office:target-frame-name="_blank" xlink:show="new" text:style-name="Internet_20_link" text:visited-style-name="Visited_20_Internet_20_Link"><text:span text:style-name="T6">HTML</text:span></text:a><text:span text:style-name="T2">, </text:span><text:a xlink:type="simple" xlink:href="http://udacity.github.io/frontend-nanodegree-styleguide/css.html" office:target-frame-name="_blank" xlink:show="new" text:style-name="Internet_20_link" text:visited-style-name="Visited_20_Internet_20_Link"><text:span text:style-name="T6">CSS</text:span></text:a><text:span text:style-name="T2">, </text:span><text:a xlink:type="simple" xlink:href="http://udacity.github.io/frontend-nanodegree-styleguide/javascript.html" office:target-frame-name="_blank" xlink:show="new" text:style-name="Internet_20_link" text:visited-style-name="Visited_20_Internet_20_Link"><text:span text:style-name="T6">JavaScript</text:span></text:a><text:span text:style-name="T2">, and </text:span><text:a xlink:type="simple" xlink:href="https://udacity.github.io/git-styleguide/" office:target-frame-name="_blank" xlink:show="new" text:style-name="Internet_20_link" text:visited-style-name="Visited_20_Internet_20_Link"><text:span text:style-name="T6">Git</text:span></text:a><text:span text:style-name="T2"> style guidelines.</text:span></text:p>
        </text:list-item>
      </text:list>
      <text:p text:style-name="P8">If you choose to develop your project in your Workspace, you can submit directly from your Workspace. When you're ready to submit, just click the "Submit Project" button.</text:p>
      <text:p text:style-name="P8">If you choose to develop on your local machine, you will need to:</text:p>
      <text:list xml:id="list8282695649779782418" text:style-name="L6">
        <text:list-item>
          <text:p text:style-name="P19">Push your project to GitHub, making sure to push the master branch.</text:p>
        </text:list-item>
        <text:list-item>
          <text:p text:style-name="P19">On the project submission page choose the option "Submit with GitHub"</text:p>
        </text:list-item>
        <text:list-item>
          <text:p text:style-name="P19">Select the repository for this project (you may need to connect your GitHub account first).</text:p>
        </text:list-item>
      </text:list>
      <text:p text:style-name="Standard"/>
      <text:p text:style-name="Standard"/>
      <text:p text:style-name="Standard">Clone starter code: </text:p>
      <text:p text:style-name="Standard"><text:a xlink:type="simple" xlink:href="https://github.com/udacity/reactnd-project-readable-starter" text:style-name="Internet_20_link" text:visited-style-name="Visited_20_Internet_20_Link">https://github.com/udacity/reactnd-project-readable-starter</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ctions:</text:p>
      <text:list xml:id="list3663801875145903378" text:style-name="L7">
        <text:list-item>
          <text:p text:style-name="P15">Get all posts </text:p>
        </text:list-item>
        <text:list-item>
          <text:p text:style-name="P15">Get number of votes for a post </text:p>
        </text:list-item>
        <text:list-item>
          <text:p text:style-name="P15">Create post</text:p>
        </text:list-item>
        <text:list-item>
          <text:p text:style-name="P15">Edit post </text:p>
        </text:list-item>
        <text:list-item>
          <text:p text:style-name="P15">Delete post </text:p>
        </text:list-item>
        <text:list-item>
          <text:p text:style-name="P15">Vote for post </text:p>
        </text:list-item>
        <text:list-item>
          <text:p text:style-name="P15">Unvote for post </text:p>
          <text:p text:style-name="P15"/>
        </text:list-item>
        <text:list-item>
          <text:p text:style-name="P15">Get number of comments to a post </text:p>
        </text:list-item>
        <text:list-item>
          <text:p text:style-name="P15">Get all comments of a post </text:p>
        </text:list-item>
        <text:list-item>
          <text:p text:style-name="P15">Get number of votes for a comment </text:p>
        </text:list-item>
        <text:list-item>
          <text:p text:style-name="P15">Create comment to post </text:p>
        </text:list-item>
        <text:list-item>
          <text:p text:style-name="P15">Edit comment</text:p>
        </text:list-item>
        <text:list-item>
          <text:p text:style-name="P15">Delete comment </text:p>
        </text:list-item>
        <text:list-item>
          <text:p text:style-name="P15">Vote for comment </text:p>
          <text:p text:style-name="P15"/>
        </text:list-item>
        <text:list-item>
          <text:p text:style-name="P15">Filter category </text:p>
        </text:list-item>
        <text:list-item>
          <text:p text:style-name="P15">Order by number of votes</text:p>
        </text:list-item>
        <text:list-item>
          <text:p text:style-name="P15">Order chronologically </text:p>
        </text:list-item>
      </text:list>
      <text:p text:style-name="Standard"/>
      <text:p text:style-name="Standard"/>
      <text:p text:style-name="Standard">index.js (combineReducers) </text:p>
      <text:p text:style-name="Standard">categories.js</text:p>
      <text:p text:style-name="Standard">posts.js</text:p>
      <text:p text:style-name="Standard">comments.js </text:p>
      <text:list xml:id="list35848396" text:continue-numbering="true" text:style-name="L7">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sans-serif"/>
    <style:font-face style:name="OpenSymbol" svg:font-family="OpenSymbol"/>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ie Beyer</meta:initial-creator>
    <meta:creation-date>2021-04-18T12:06:28</meta:creation-date>
    <meta:generator>OpenOffice/4.1.2$Unix OpenOffice.org_project/412m3$Build-9782</meta:generator>
    <dc:date>2021-06-30T12:23:39</dc:date>
    <dc:creator>Stefanie Beyer</dc:creator>
    <meta:editing-duration>PT12M45S</meta:editing-duration>
    <meta:editing-cycles>5</meta:editing-cycles>
    <meta:document-statistic meta:table-count="2" meta:image-count="0" meta:object-count="0" meta:page-count="5" meta:paragraph-count="148" meta:word-count="1427" meta:character-count="8427"/>
  </office:meta>
</office:document-meta>
</file>